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1.4839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2.329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gonLight2-PROTO_Rev_A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ignation</text:p>
          </table:table-cell>
          <table:table-cell table:style-name="ce24" office:value-type="string" calcext:value-type="string">
            <text:p>Footprint</text:p>
          </table:table-cell>
          <table:table-cell table:style-name="ce24" office:value-type="string" calcext:value-type="string">
            <text:p>Designator</text:p>
          </table:table-cell>
          <table:table-cell table:style-name="ce33" table:number-columns-repeated="1020"/>
        </table:table-row>
        <table:table-row table:style-name="ro1">
          <table:table-cell table:style-name="ce25"/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2k/0.125W</text:p>
          </table:table-cell>
          <table:table-cell table:style-name="ce28" office:value-type="string" calcext:value-type="string">
            <text:p>R_0.125W_PTH</text:p>
          </table:table-cell>
          <table:table-cell table:style-name="ce28"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LED/Red/3mm/PTH</text:p>
          </table:table-cell>
          <table:table-cell table:style-name="ce28" office:value-type="string" calcext:value-type="string">
            <text:p>LED-3mm-PTH</text:p>
          </table:table-cell>
          <table:table-cell table:style-name="ce28" office:value-type="string" calcext:value-type="string">
            <text:p>LED_5V0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LED/Green/3mm/PTH</text:p>
          </table:table-cell>
          <table:table-cell table:style-name="ce28" office:value-type="string" calcext:value-type="string">
            <text:p>LED-3mm-PTH</text:p>
          </table:table-cell>
          <table:table-cell table:style-name="ce28" office:value-type="string" calcext:value-type="string">
            <text:p>LED_3V3</text:p>
          </table:table-cell>
          <table:table-cell table:number-columns-repeated="1020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FK-DK-2X17-LF</text:p>
            <text:p>(IDC-34S/PCB)</text:p>
          </table:table-cell>
          <table:table-cell table:style-name="ce28" office:value-type="string" calcext:value-type="string">
            <text:p>FK-DK-2X17-LF</text:p>
            <text:p>(IDC-34S_PCB)-SMD</text:p>
          </table:table-cell>
          <table:table-cell table:style-name="ce28" office:value-type="string" calcext:value-type="string">
            <text:p>GPIO1-1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29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27"/>
          <table:table-cell table:style-name="ce30" table:number-columns-repeated="2"/>
          <table:table-cell table:style-name="ce32"/>
          <table:table-cell table:number-columns-repeated="1020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NA(FK-DK-2X17-LF</text:p>
            <text:p>(IDC-34S/PCB))</text:p>
          </table:table-cell>
          <table:table-cell table:style-name="ce28" office:value-type="string" calcext:value-type="string">
            <text:p>FK-DK-2X17-LF</text:p>
            <text:p>(IDC-34S_PCB)</text:p>
          </table:table-cell>
          <table:table-cell table:style-name="ce28" office:value-type="string" calcext:value-type="string">
            <text:p>GPIO1-2</text:p>
          </table:table-cell>
          <table:table-cell table:number-columns-repeated="1020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902in" fo:margin-bottom="0.3902in" fo:margin-left="0.3902in" fo:margin-right="0.3902in" style:scale-to="1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size="13pt" fo:font-weight="bold"/>
    </style:style>
    <style:style style:name="MT2" style:family="text">
      <style:text-properties fo:font-size="10pt"/>
    </style:style>
  </office:automatic-styles>
  <office:master-styles>
    <style:master-page style:name="Default" style:page-layout-name="Mpm1">
      <style:header>
        <style:region-center>
          <text:p><text:span text:style-name="MT1">AgonLight2-PROTO_Rev_A-BOM</text:span></text:p>
        </style:region-center>
        <style:region-right>
          <text:p><text:span text:style-name="MT2"><text:date style:data-style-name="N2" text:date-value="2023-06-02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2T10:22:11.369075116</dc:date>
    <meta:editing-duration>PT22M24S</meta:editing-duration>
    <meta:editing-cycles>6</meta:editing-cycles>
    <meta:document-statistic meta:table-count="1" meta:cell-count="24" meta:object-count="0"/>
  </office:meta>
</office:document-meta>
</file>